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NHO_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287 USF ALTO JOSE DO PINHO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ALTO JOSE DO PINHO III, 000015480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37M0S" table:style-name="ce3">
            <text:p>16:37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GALVAO DE LIMA</text:p>
          </table:table-cell>
          <table:table-cell office:value-type="date" office:date-value="1995-01-28T00:00:00" table:style-name="ce2">
            <text:p>28/01/1995</text:p>
          </table:table-cell>
          <table:table-cell office:value-type="string" table:style-name="ce1">
            <text:p>30 anos e 7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2.074.454-79</text:p>
          </table:table-cell>
          <table:table-cell office:value-type="float" office:value="700404476525947" table:style-name="ce1">
            <text:p>7,00404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agogi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12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400000000000006" table:style-name="ce1">
            <text:p>69,4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112/74</text:p>
          </table:table-cell>
          <table:table-cell office:value-type="date" office:date-value="2025-08-26T00:00:00" table:style-name="ce2">
            <text:p>26/08/2025</text:p>
          </table:table-cell>
          <table:table-cell office:value-type="string" table:style-name="ce1">
            <text:p>Habitual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BEKA VITORIA AMARAL BERNARDINO</text:p>
          </table:table-cell>
          <table:table-cell office:value-type="date" office:date-value="2002-03-30T00:00:00" table:style-name="ce2">
            <text:p>30/03/2002</text:p>
          </table:table-cell>
          <table:table-cell office:value-type="string" table:style-name="ce1">
            <text:p>23 anos e 5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6.290.704-08</text:p>
          </table:table-cell>
          <table:table-cell office:value-type="float" office:value="702000875991689" table:style-name="ce1">
            <text:p>7,02001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437-86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cília rei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04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75" table:style-name="ce1">
            <text:p>77,75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10/77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TORIA MIKAELLY DA SILVA SOUZA</text:p>
          </table:table-cell>
          <table:table-cell office:value-type="date" office:date-value="1999-06-08T00:00:00" table:style-name="ce2">
            <text:p>08/06/1999</text:p>
          </table:table-cell>
          <table:table-cell office:value-type="string" table:style-name="ce1">
            <text:p>26 anos e 2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5.441.824-75</text:p>
          </table:table-cell>
          <table:table-cell office:value-type="float" office:value="707401092409678" table:style-name="ce1">
            <text:p>7,07401E+14</text:p>
          </table:table-cell>
          <table:table-cell office:value-type="string" table:style-name="ce1">
            <text:p>(81) 99304-10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304-10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iri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160</text:p>
          </table:table-cell>
          <table:table-cell office:value-type="float" office:value="14" table:style-name="ce1">
            <text:p>14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3" table:style-name="ce1">
            <text:p>48,3</text:p>
          </table:table-cell>
          <table:table-cell office:value-type="float" office:value="159" table:style-name="ce1">
            <text:p>159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0/61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ANE ROSA DE LIMA</text:p>
          </table:table-cell>
          <table:table-cell office:value-type="date" office:date-value="1986-11-13T00:00:00" table:style-name="ce2">
            <text:p>13/11/1986</text:p>
          </table:table-cell>
          <table:table-cell office:value-type="string" table:style-name="ce1">
            <text:p>38 anos e 9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8.245.524-36</text:p>
          </table:table-cell>
          <table:table-cell office:value-type="float" office:value="700008038554609" table:style-name="ce1">
            <text:p>7,00008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ssa senhora do carmo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70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2.1" table:style-name="ce1">
            <text:p>92,1</text:p>
          </table:table-cell>
          <table:table-cell office:value-type="float" office:value="155" table:style-name="ce1">
            <text:p>155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127/83</text:p>
          </table:table-cell>
          <table:table-cell office:value-type="date" office:date-value="2023-12-13T00:00:00" table:style-name="ce2">
            <text:p>13/12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2" table:style-name="ce1">
            <text:p>122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HILLY NICOLLY ALVES DO NASCIMENTO</text:p>
          </table:table-cell>
          <table:table-cell office:value-type="date" office:date-value="2004-02-19T00:00:00" table:style-name="ce2">
            <text:p>19/02/2004</text:p>
          </table:table-cell>
          <table:table-cell office:value-type="string" table:style-name="ce1">
            <text:p>21 anos e 6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1.470.244-41</text:p>
          </table:table-cell>
          <table:table-cell office:value-type="float" office:value="702005837454889" table:style-name="ce1">
            <text:p>7,02006E+14</text:p>
          </table:table-cell>
          <table:table-cell office:value-type="string" table:style-name="ce1">
            <text:p>(81) 99762-8513</text:p>
          </table:table-cell>
          <table:table-cell office:value-type="string" table:style-name="ce1">
            <text:p>(81) 98884-5630</text:p>
          </table:table-cell>
          <table:table-cell office:value-type="string" table:style-name="ce1">
            <text:p>(81) 98419-71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ssa senhora do carm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.35" table:style-name="ce1">
            <text:p>51,35</text:p>
          </table:table-cell>
          <table:table-cell office:value-type="float" office:value="157" table:style-name="ce1">
            <text:p>157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92/61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PEREIRA LOPES DE SOUZA</text:p>
          </table:table-cell>
          <table:table-cell office:value-type="date" office:date-value="2004-06-05T00:00:00" table:style-name="ce2">
            <text:p>05/06/2004</text:p>
          </table:table-cell>
          <table:table-cell office:value-type="string" table:style-name="ce1">
            <text:p>21 anos e 2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1.206.644-31</text:p>
          </table:table-cell>
          <table:table-cell office:value-type="float" office:value="700209479991120" table:style-name="ce1">
            <text:p>7,00209E+14</text:p>
          </table:table-cell>
          <table:table-cell office:value-type="string" table:style-name="ce1">
            <text:p>(81) 98518-4889</text:p>
          </table:table-cell>
          <table:table-cell office:value-type="string" table:style-name="ce1">
            <text:p>(81) 99839-8639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ssa senhora do carm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7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8.5" table:style-name="ce1">
            <text:p>48,5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99/64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GABRIELA CAVALCANTI BATISTA</text:p>
          </table:table-cell>
          <table:table-cell office:value-type="date" office:date-value="2003-03-01T00:00:00" table:style-name="ce2">
            <text:p>01/03/2003</text:p>
          </table:table-cell>
          <table:table-cell office:value-type="string" table:style-name="ce1">
            <text:p>22 anos e 6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3.097.554-97</text:p>
          </table:table-cell>
          <table:table-cell office:value-type="float" office:value="709608639059570" table:style-name="ce1">
            <text:p>7,09609E+14</text:p>
          </table:table-cell>
          <table:table-cell office:value-type="string" table:style-name="ce1">
            <text:p>(81) 99602-10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884-56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afariz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3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9.8" table:style-name="ce1">
            <text:p>119,8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14/74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SIMONE SILVA SANTANA</text:p>
          </table:table-cell>
          <table:table-cell office:value-type="date" office:date-value="1998-12-18T00:00:00" table:style-name="ce2">
            <text:p>18/12/1998</text:p>
          </table:table-cell>
          <table:table-cell office:value-type="string" table:style-name="ce1">
            <text:p>26 anos e 8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22.953.904-27</text:p>
          </table:table-cell>
          <table:table-cell office:value-type="float" office:value="706905138814236" table:style-name="ce1">
            <text:p>7,06905E+14</text:p>
          </table:table-cell>
          <table:table-cell office:value-type="string" table:style-name="ce1">
            <text:p>(81) 98428-0273</text:p>
          </table:table-cell>
          <table:table-cell office:value-type="string" table:style-name="ce1">
            <text:p>(81) 98428-0273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reze de mai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80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.5" table:style-name="ce1">
            <text:p>50,5</text:p>
          </table:table-cell>
          <table:table-cell office:value-type="float" office:value="148" table:style-name="ce1">
            <text:p>148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84/6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ELA ANDRADE DA SILVA</text:p>
          </table:table-cell>
          <table:table-cell office:value-type="date" office:date-value="1999-02-06T00:00:00" table:style-name="ce2">
            <text:p>06/02/1999</text:p>
          </table:table-cell>
          <table:table-cell office:value-type="string" table:style-name="ce1">
            <text:p>26 anos e 6 mese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671.674-10</text:p>
          </table:table-cell>
          <table:table-cell office:value-type="float" office:value="700201962924125" table:style-name="ce1">
            <text:p>7,00202E+14</text:p>
          </table:table-cell>
          <table:table-cell office:value-type="string" table:style-name="ce1">
            <text:p>(81) 8451-5812</text:p>
          </table:table-cell>
          <table:table-cell office:value-type="string" table:style-name="ce1">
            <text:p>(81) 3266-1692</text:p>
          </table:table-cell>
          <table:table-cell office:value-type="string" table:style-name="ce1">
            <text:p>(81) 3266-169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reze de mai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80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" table:style-name="ce1">
            <text:p>76</text:p>
          </table:table-cell>
          <table:table-cell office:value-type="float" office:value="156" table:style-name="ce1">
            <text:p>156</text:p>
          </table:table-cell>
          <table:table-cell office:value-type="date" office:date-value="2024-01-18T00:00:00" table:style-name="ce2">
            <text:p>18/01/2024</text:p>
          </table:table-cell>
          <table:table-cell office:value-type="string" table:style-name="ce1">
            <text:p>104/58</text:p>
          </table:table-cell>
          <table:table-cell office:value-type="date" office:date-value="2024-01-18T00:00:00" table:style-name="ce2">
            <text:p>18/01/2024</text:p>
          </table:table-cell>
          <table:table-cell office:value-type="string" table:style-name="ce1">
            <text:p>Habitual</text:p>
          </table:table-cell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24" table:style-name="ce1">
            <text:p>12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MARRIE DA SILVA LUZ</text:p>
          </table:table-cell>
          <table:table-cell office:value-type="date" office:date-value="1996-12-19T00:00:00" table:style-name="ce2">
            <text:p>19/12/1996</text:p>
          </table:table-cell>
          <table:table-cell office:value-type="string" table:style-name="ce1">
            <text:p>28 anos e 8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6.773.364-05</text:p>
          </table:table-cell>
          <table:table-cell office:value-type="float" office:value="700009462467204" table:style-name="ce1">
            <text:p>7,00009E+14</text:p>
          </table:table-cell>
          <table:table-cell office:value-type="string" table:style-name="ce1">
            <text:p>(81) 98513-65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reze de maio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55" table:style-name="ce1">
            <text:p>47,55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105/61</text:p>
          </table:table-cell>
          <table:table-cell office:value-type="date" office:date-value="2025-08-05T00:00:00" table:style-name="ce2">
            <text:p>05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ETICIA GABRIELA ALVES MARCELINO</text:p>
          </table:table-cell>
          <table:table-cell office:value-type="date" office:date-value="1997-06-13T00:00:00" table:style-name="ce2">
            <text:p>13/06/1997</text:p>
          </table:table-cell>
          <table:table-cell office:value-type="string" table:style-name="ce1">
            <text:p>28 anos e 2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3.347.164-54</text:p>
          </table:table-cell>
          <table:table-cell office:value-type="float" office:value="705405470057595" table:style-name="ce1">
            <text:p>7,05405E+14</text:p>
          </table:table-cell>
          <table:table-cell office:value-type="string" table:style-name="ce1">
            <text:p>(81) 98436-28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afariz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3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5" table:style-name="ce1">
            <text:p>77,5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21/78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FANNY MELLYSSA DA SILVA</text:p>
          </table:table-cell>
          <table:table-cell office:value-type="date" office:date-value="2009-01-16T00:00:00" table:style-name="ce2">
            <text:p>16/01/2009</text:p>
          </table:table-cell>
          <table:table-cell office:value-type="string" table:style-name="ce1">
            <text:p>16 anos e 7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313.724-76</text:p>
          </table:table-cell>
          <table:table-cell office:value-type="float" office:value="898003946734512" table:style-name="ce1">
            <text:p>8,98004E+14</text:p>
          </table:table-cell>
          <table:table-cell office:value-type="string" table:style-name="ce1">
            <text:p>(81) 98651-79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afariz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3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9" table:style-name="ce1">
            <text:p>59,9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107/64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A KEROLAYNE SILVA DE SANTANA</text:p>
          </table:table-cell>
          <table:table-cell office:value-type="date" office:date-value="1995-06-22T00:00:00" table:style-name="ce2">
            <text:p>22/06/1995</text:p>
          </table:table-cell>
          <table:table-cell office:value-type="string" table:style-name="ce1">
            <text:p>30 anos e 2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7.376.864-97</text:p>
          </table:table-cell>
          <table:table-cell office:value-type="float" office:value="707609214455399" table:style-name="ce1">
            <text:p>7,07609E+14</text:p>
          </table:table-cell>
          <table:table-cell office:value-type="string" table:style-name="ce1">
            <text:p>(81) 99883-90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streliana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80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099999999999994" table:style-name="ce1">
            <text:p>65,1</text:p>
          </table:table-cell>
          <table:table-cell office:value-type="float" office:value="162" table:style-name="ce1">
            <text:p>162</text:p>
          </table:table-cell>
          <table:table-cell office:value-type="date" office:date-value="2025-04-04T00:00:00" table:style-name="ce2">
            <text:p>04/04/2025</text:p>
          </table:table-cell>
          <table:table-cell office:value-type="string" table:style-name="ce1">
            <text:p>130/75</text:p>
          </table:table-cell>
          <table:table-cell office:value-type="date" office:date-value="2025-04-04T00:00:00" table:style-name="ce2">
            <text:p>04/04/2025</text:p>
          </table:table-cell>
          <table:table-cell office:value-type="string" table:style-name="ce1">
            <text:p>Habitual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LEN LAISA FREITAS DE LIRA</text:p>
          </table:table-cell>
          <table:table-cell office:value-type="date" office:date-value="2002-02-09T00:00:00" table:style-name="ce2">
            <text:p>09/02/2002</text:p>
          </table:table-cell>
          <table:table-cell office:value-type="string" table:style-name="ce1">
            <text:p>23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0.791.844-50</text:p>
          </table:table-cell>
          <table:table-cell office:value-type="float" office:value="700202436920322" table:style-name="ce1">
            <text:p>7,00202E+14</text:p>
          </table:table-cell>
          <table:table-cell office:value-type="string" table:style-name="ce1">
            <text:p>(81) 8738-73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Estreliana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8.44999999999999" table:style-name="ce1">
            <text:p>138,45</text:p>
          </table:table-cell>
          <table:table-cell office:value-type="float" office:value="161" table:style-name="ce1">
            <text:p>161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22/84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ANA CARLA FELIX DA SILVA</text:p>
          </table:table-cell>
          <table:table-cell office:value-type="date" office:date-value="1999-03-18T00:00:00" table:style-name="ce2">
            <text:p>18/03/1999</text:p>
          </table:table-cell>
          <table:table-cell office:value-type="string" table:style-name="ce1">
            <text:p>26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8.805.034-10</text:p>
          </table:table-cell>
          <table:table-cell office:value-type="float" office:value="702809159543268" table:style-name="ce1">
            <text:p>7,02809E+14</text:p>
          </table:table-cell>
          <table:table-cell office:value-type="string" table:style-name="ce1">
            <text:p>(81) 9913-08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apurá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20</text:p>
          </table:table-cell>
          <table:table-cell office:value-type="float" office:value="9" table:style-name="ce1">
            <text:p>9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25" table:style-name="ce1">
            <text:p>68,25</text:p>
          </table:table-cell>
          <table:table-cell office:value-type="float" office:value="151" table:style-name="ce1">
            <text:p>151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101/72</text:p>
          </table:table-cell>
          <table:table-cell office:value-type="date" office:date-value="2025-08-19T00:00:00" table:style-name="ce2">
            <text:p>19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OLINE CARNEIRO DE FREITAS</text:p>
          </table:table-cell>
          <table:table-cell office:value-type="date" office:date-value="1993-04-24T00:00:00" table:style-name="ce2">
            <text:p>24/04/1993</text:p>
          </table:table-cell>
          <table:table-cell office:value-type="string" table:style-name="ce1">
            <text:p>32 anos e 4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9.643.394-36</text:p>
          </table:table-cell>
          <table:table-cell office:value-type="float" office:value="702402050959025" table:style-name="ce1">
            <text:p>7,02402E+14</text:p>
          </table:table-cell>
          <table:table-cell office:value-type="string" table:style-name="ce1">
            <text:p>(81) 98165-71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Paraguatá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1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55" table:style-name="ce1">
            <text:p>80,55</text:p>
          </table:table-cell>
          <table:table-cell office:value-type="float" office:value="168" table:style-name="ce1">
            <text:p>168</text:p>
          </table:table-cell>
          <table:table-cell office:value-type="date" office:date-value="2024-10-25T00:00:00" table:style-name="ce2">
            <text:p>25/10/2024</text:p>
          </table:table-cell>
          <table:table-cell office:value-type="string" table:style-name="ce1">
            <text:p>120/80</text:p>
          </table:table-cell>
          <table:table-cell office:value-type="date" office:date-value="2024-10-25T00:00:00" table:style-name="ce2">
            <text:p>25/10/2024</text:p>
          </table:table-cell>
          <table:table-cell office:value-type="string" table:style-name="ce1">
            <text:p>Habitual</text:p>
          </table:table-cell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INNY DHENYFFE SOARES DE SOUZA</text:p>
          </table:table-cell>
          <table:table-cell office:value-type="date" office:date-value="2008-03-15T00:00:00" table:style-name="ce2">
            <text:p>15/03/2008</text:p>
          </table:table-cell>
          <table:table-cell office:value-type="string" table:style-name="ce1">
            <text:p>17 anos e 5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6.454.404-47</text:p>
          </table:table-cell>
          <table:table-cell office:value-type="float" office:value="706006339593449" table:style-name="ce1">
            <text:p>7,06006E+14</text:p>
          </table:table-cell>
          <table:table-cell office:value-type="string" table:style-name="ce1">
            <text:p>(81) 98565-5932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caiaca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4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9" table:style-name="ce1">
            <text:p>49,9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97/53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SALES DA CUNHA</text:p>
          </table:table-cell>
          <table:table-cell office:value-type="date" office:date-value="2001-08-04T00:00:00" table:style-name="ce2">
            <text:p>04/08/2001</text:p>
          </table:table-cell>
          <table:table-cell office:value-type="string" table:style-name="ce1">
            <text:p>24 ano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827.614-14</text:p>
          </table:table-cell>
          <table:table-cell office:value-type="float" office:value="704000818834762" table:style-name="ce1">
            <text:p>7,04001E+14</text:p>
          </table:table-cell>
          <table:table-cell office:value-type="string" table:style-name="ce1">
            <text:p>(81) 98777-8687</text:p>
          </table:table-cell>
          <table:table-cell office:value-type="string" table:style-name="ce1">
            <text:p>(81) 98419-7151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caiaca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F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4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849999999999994" table:style-name="ce1">
            <text:p>71,85</text:p>
          </table:table-cell>
          <table:table-cell office:value-type="float" office:value="160" table:style-name="ce1">
            <text:p>160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119/81</text:p>
          </table:table-cell>
          <table:table-cell office:value-type="date" office:date-value="2025-07-22T00:00:00" table:style-name="ce2">
            <text:p>22/07/2025</text:p>
          </table:table-cell>
          <table:table-cell office:value-type="string" table:style-name="ce1">
            <text:p>Habitual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IVANIA JOSEFA DOS SANTOS</text:p>
          </table:table-cell>
          <table:table-cell office:value-type="date" office:date-value="1994-03-12T00:00:00" table:style-name="ce2">
            <text:p>12/03/1994</text:p>
          </table:table-cell>
          <table:table-cell office:value-type="string" table:style-name="ce1">
            <text:p>31 anos e 5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9.564.954-06</text:p>
          </table:table-cell>
          <table:table-cell office:value-type="float" office:value="706204565251967" table:style-name="ce1">
            <text:p>7,06205E+14</text:p>
          </table:table-cell>
          <table:table-cell office:value-type="string" table:style-name="ce1">
            <text:p>(81) 98362-8182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o chafariz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330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166" table:style-name="ce1">
            <text:p>166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130/70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Habitual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306" table:style-name="ce1">
            <text:p>30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NA</text:p>
          </table:table-cell>
          <table:table-cell office:value-type="date" office:date-value="2008-06-27T00:00:00" table:style-name="ce2">
            <text:p>27/06/2008</text:p>
          </table:table-cell>
          <table:table-cell office:value-type="string" table:style-name="ce1">
            <text:p>17 anos e 2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601160964027" table:style-name="ce1">
            <text:p>7,04601E+14</text:p>
          </table:table-cell>
          <table:table-cell office:value-type="string" table:style-name="ce1">
            <text:p>(81) 98310-1702</text:p>
          </table:table-cell>
          <table:table-cell office:value-type="string" table:style-name="ce1">
            <text:p>(81) 99913-9038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Itapicuru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6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.5" table:style-name="ce1">
            <text:p>47,5</text:p>
          </table:table-cell>
          <table:table-cell office:value-type="float" office:value="148" table:style-name="ce1">
            <text:p>148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90/59</text:p>
          </table:table-cell>
          <table:table-cell office:value-type="date" office:date-value="2025-07-24T00:00:00" table:style-name="ce2">
            <text:p>24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VETE LIMA DA SILVA</text:p>
          </table:table-cell>
          <table:table-cell office:value-type="date" office:date-value="1986-03-25T00:00:00" table:style-name="ce2">
            <text:p>25/03/1986</text:p>
          </table:table-cell>
          <table:table-cell office:value-type="string" table:style-name="ce1">
            <text:p>39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6009334220442" table:style-name="ce1">
            <text:p>7,06009E+14</text:p>
          </table:table-cell>
          <table:table-cell office:value-type="string" table:style-name="ce1">
            <text:p>(81) 99292-41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292-414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a macaíba</text:p>
          </table:table-cell>
          <table:table-cell office:value-type="float" office:value="2795" table:style-name="ce1">
            <text:p>279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45" table:style-name="ce1">
            <text:p>74,45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99/69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OSENILDA CORDEIRO DA SILVA</text:p>
          </table:table-cell>
          <table:table-cell office:value-type="date" office:date-value="1982-05-02T00:00:00" table:style-name="ce2">
            <text:p>02/05/1982</text:p>
          </table:table-cell>
          <table:table-cell office:value-type="string" table:style-name="ce1">
            <text:p>43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0.129.344-85</text:p>
          </table:table-cell>
          <table:table-cell office:value-type="float" office:value="701102090059410" table:style-name="ce1">
            <text:p>7,01102E+14</text:p>
          </table:table-cell>
          <table:table-cell office:value-type="string" table:style-name="ce1">
            <text:p>(81) 98544-17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a macaíba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DO P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10-23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6.55" table:style-name="ce1">
            <text:p>116,55</text:p>
          </table:table-cell>
          <table:table-cell office:value-type="float" office:value="163" table:style-name="ce1">
            <text:p>163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143/95</text:p>
          </table:table-cell>
          <table:table-cell office:value-type="date" office:date-value="2025-07-29T00:00:00" table:style-name="ce2">
            <text:p>29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7T10:34:48Z</meta:creation-date>
    <dc:date>2025-09-17T10:34:48Z</dc:date>
  </office:meta>
</office:document-meta>
</file>